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36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6161in"/>
    </style:style>
    <style:style style:name="co10" style:family="table-column">
      <style:table-column-properties fo:break-before="auto" style:column-width="0.820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# Samples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 Dev.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  <table:table-cell table:style-name="ce1" table:number-columns-repeated="246"/>
        </table:table-row>
        <table:table-row table:style-name="ro1">
          <table:table-cell office:value-type="string">
            <text:p>Erlyweb_erl-1</text:p>
          </table:table-cell>
          <table:table-cell office:value-type="float" office:value="24000">
            <text:p>24000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.99674470151589">
            <text:p>1</text:p>
          </table:table-cell>
          <table:table-cell office:value-type="float" office:value="0">
            <text:p>0</text:p>
          </table:table-cell>
          <table:table-cell office:value-type="float" office:value="360.566088759352">
            <text:p>360.57</text:p>
          </table:table-cell>
          <table:table-cell office:value-type="float" office:value="2236.2844040143">
            <text:p>2236.28</text:p>
          </table:table-cell>
          <table:table-cell office:value-type="float" office:value="6351">
            <text:p>6351</text:p>
          </table:table-cell>
          <table:table-cell table:number-columns-repeated="246"/>
        </table:table-row>
        <table:table-row table:style-name="ro1">
          <table:table-cell office:value-type="string">
            <text:p>Django_py-2</text:p>
          </table:table-cell>
          <table:table-cell office:value-type="float" office:value="30000">
            <text:p>3000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23">
            <text:p>1123</text:p>
          </table:table-cell>
          <table:table-cell office:value-type="float" office:value="84.5869478763716">
            <text:p>84.59</text:p>
          </table:table-cell>
          <table:table-cell table:style-name="ce4" office:value-type="float" office:value="0.000666666666666667">
            <text:p>6.67E-004</text:p>
          </table:table-cell>
          <table:table-cell office:value-type="float" office:value="152.894288888662">
            <text:p>152.89</text:p>
          </table:table-cell>
          <table:table-cell office:value-type="float" office:value="1121.15729668882">
            <text:p>1121.16</text:p>
          </table:table-cell>
          <table:table-cell office:value-type="float" office:value="7508.88133333333">
            <text:p>7508.88</text:p>
          </table:table-cell>
          <table:table-cell table:number-columns-repeated="246"/>
        </table:table-row>
        <table:table-row table:style-name="ro1">
          <table:table-cell office:value-type="string">
            <text:p>JSP-3</text:p>
          </table:table-cell>
          <table:table-cell office:value-type="float" office:value="24000">
            <text:p>2400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.03312964978452">
            <text:p>1.03</text:p>
          </table:table-cell>
          <table:table-cell office:value-type="float" office:value="0">
            <text:p>0</text:p>
          </table:table-cell>
          <table:table-cell office:value-type="float" office:value="259.350111844736">
            <text:p>259.35</text:p>
          </table:table-cell>
          <table:table-cell office:value-type="float" office:value="1556.86048584921">
            <text:p>1556.86</text:p>
          </table:table-cell>
          <table:table-cell office:value-type="float" office:value="6147">
            <text:p>6147</text:p>
          </table:table-cell>
          <table:table-cell table:number-columns-repeated="246"/>
        </table:table-row>
        <table:table-row table:style-name="ro1">
          <table:table-cell office:value-type="string">
            <text:p>Hunch_Lisp-4</text:p>
          </table:table-cell>
          <table:table-cell office:value-type="float" office:value="6000">
            <text:p>600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267723">
            <text:p>267723</text:p>
          </table:table-cell>
          <table:table-cell office:value-type="float" office:value="4136.61841010423">
            <text:p>4136.62</text:p>
          </table:table-cell>
          <table:table-cell office:value-type="float" office:value="0">
            <text:p>0</text:p>
          </table:table-cell>
          <table:table-cell office:value-type="float" office:value="13.0227833594874">
            <text:p>13.02</text:p>
          </table:table-cell>
          <table:table-cell office:value-type="float" office:value="104.385747865891">
            <text:p>104.39</text:p>
          </table:table-cell>
          <table:table-cell office:value-type="float" office:value="8208">
            <text:p>8208</text:p>
          </table:table-cell>
          <table:table-cell table:number-columns-repeated="246"/>
        </table:table-row>
        <table:table-row table:style-name="ro1">
          <table:table-cell office:value-type="string">
            <text:p>Rails-5</text:p>
          </table:table-cell>
          <table:table-cell office:value-type="float" office:value="30000">
            <text:p>30000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1059">
            <text:p>1059</text:p>
          </table:table-cell>
          <table:table-cell office:value-type="float" office:value="56.1795951658212">
            <text:p>56.18</text:p>
          </table:table-cell>
          <table:table-cell office:value-type="float" office:value="0">
            <text:p>0</text:p>
          </table:table-cell>
          <table:table-cell office:value-type="float" office:value="85.5266158828627">
            <text:p>85.53</text:p>
          </table:table-cell>
          <table:table-cell office:value-type="float" office:value="616.810603803654">
            <text:p>616.81</text:p>
          </table:table-cell>
          <table:table-cell office:value-type="float" office:value="7385">
            <text:p>7385</text:p>
          </table:table-cell>
          <table:table-cell table:number-columns-repeated="246"/>
        </table:table-row>
        <table:table-row table:style-name="ro1">
          <table:table-cell office:value-type="string">
            <text:p>JRuby-6</text:p>
          </table:table-cell>
          <table:table-cell office:value-type="float" office:value="24000">
            <text:p>2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0.0422408466548">
            <text:p>10.04</text:p>
          </table:table-cell>
          <table:table-cell office:value-type="float" office:value="0">
            <text:p>0</text:p>
          </table:table-cell>
          <table:table-cell office:value-type="float" office:value="217.330278635528">
            <text:p>217.33</text:p>
          </table:table-cell>
          <table:table-cell office:value-type="float" office:value="1304.61838161386">
            <text:p>1304.62</text:p>
          </table:table-cell>
          <table:table-cell office:value-type="float" office:value="6147">
            <text:p>6147</text:p>
          </table:table-cell>
          <table:table-cell table:number-columns-repeated="246"/>
        </table:table-row>
        <table:table-row table:style-name="ro1">
          <table:table-cell office:value-type="string">
            <text:p>JRuby_Rails_Tom-7</text:p>
          </table:table-cell>
          <table:table-cell office:value-type="float" office:value="4500">
            <text:p>450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29509">
            <text:p>29509</text:p>
          </table:table-cell>
          <table:table-cell office:value-type="float" office:value="514.558857584069">
            <text:p>514.56</text:p>
          </table:table-cell>
          <table:table-cell office:value-type="float" office:value="0">
            <text:p>0</text:p>
          </table:table-cell>
          <table:table-cell office:value-type="float" office:value="17.3250840266575">
            <text:p>17.33</text:p>
          </table:table-cell>
          <table:table-cell office:value-type="float" office:value="22.5699825112902">
            <text:p>22.57</text:p>
          </table:table-cell>
          <table:table-cell office:value-type="float" office:value="1334">
            <text:p>1334</text:p>
          </table:table-cell>
          <table:table-cell table:number-columns-repeated="246"/>
        </table:table-row>
        <table:table-row table:style-name="ro1">
          <table:table-cell office:value-type="string">
            <text:p>JRuby_Rails_Brick-8</text:p>
          </table:table-cell>
          <table:table-cell office:value-type="float" office:value="27000">
            <text:p>27000</text:p>
          </table:table-cell>
          <table:table-cell office:value-type="float" office:value="458">
            <text:p>458</text:p>
          </table:table-cell>
          <table:table-cell office:value-type="float" office:value="32">
            <text:p>32</text:p>
          </table:table-cell>
          <table:table-cell office:value-type="float" office:value="1048">
            <text:p>1048</text:p>
          </table:table-cell>
          <table:table-cell office:value-type="float" office:value="66.8344791685277">
            <text:p>66.83</text:p>
          </table:table-cell>
          <table:table-cell office:value-type="float" office:value="0">
            <text:p>0</text:p>
          </table:table-cell>
          <table:table-cell office:value-type="float" office:value="30.1754534979497">
            <text:p>30.18</text:p>
          </table:table-cell>
          <table:table-cell office:value-type="float" office:value="2.00383870884823">
            <text:p>2</text:p>
          </table:table-cell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string">
            <text:p>JRuby_Rails_Jetty-9</text:p>
          </table:table-cell>
          <table:table-cell office:value-type="float" office:value="3600">
            <text:p>360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1327">
            <text:p>11327</text:p>
          </table:table-cell>
          <table:table-cell office:value-type="float" office:value="257.830425628071">
            <text:p>257.83</text:p>
          </table:table-cell>
          <table:table-cell office:value-type="float" office:value="0">
            <text:p>0</text:p>
          </table:table-cell>
          <table:table-cell office:value-type="float" office:value="60.3348584644778">
            <text:p>60.33</text:p>
          </table:table-cell>
          <table:table-cell office:value-type="float" office:value="4.00661169490673">
            <text:p>4.01</text:p>
          </table:table-cell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string">
            <text:p>Simple_HTTP-10</text:p>
          </table:table-cell>
          <table:table-cell office:value-type="float" office:value="40000">
            <text:p>40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8.69144277001092">
            <text:p>8.69</text:p>
          </table:table-cell>
          <table:table-cell office:value-type="float" office:value="0">
            <text:p>0</text:p>
          </table:table-cell>
          <table:table-cell office:value-type="float" office:value="402.758898454413">
            <text:p>402.76</text:p>
          </table:table-cell>
          <table:table-cell office:value-type="float" office:value="663.922871670946">
            <text:p>663.92</text:p>
          </table:table-cell>
          <table:table-cell office:value-type="float" office:value="1688">
            <text:p>1688</text:p>
          </table:table-cell>
          <table:table-cell table:number-columns-repeated="246"/>
        </table:table-row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# Samples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Std. Dev.</text:p>
          </table:table-cell>
          <table:table-cell table:style-name="ce3" office:value-type="string">
            <text:p>Error %</text:p>
          </table:table-cell>
          <table:table-cell table:style-name="ce3" office:value-type="string">
            <text:p>Throughput</text:p>
          </table:table-cell>
          <table:table-cell table:style-name="ce3" office:value-type="string">
            <text:p>KB/sec</text:p>
          </table:table-cell>
          <table:table-cell table:style-name="ce3" office:value-type="string">
            <text:p>Avg. Bytes</text:p>
          </table:table-cell>
          <table:table-cell table:number-columns-repeated="246"/>
        </table:table-row>
        <table:table-row table:style-name="ro1">
          <table:table-cell office:value-type="string">
            <text:p>LIN_HTTP-1</text:p>
          </table:table-cell>
          <table:table-cell office:value-type="float" office:value="30000">
            <text:p>30000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92.6263967145195">
            <text:p>92.63</text:p>
          </table:table-cell>
          <table:table-cell office:value-type="float" office:value="0">
            <text:p>0</text:p>
          </table:table-cell>
          <table:table-cell office:value-type="float" office:value="94.2969221484611">
            <text:p>94.3</text:p>
          </table:table-cell>
          <table:table-cell office:value-type="float" office:value="155.442582604104">
            <text:p>155.44</text:p>
          </table:table-cell>
          <table:table-cell office:value-type="float" office:value="1688">
            <text:p>1688</text:p>
          </table:table-cell>
          <table:table-cell table:number-columns-repeated="246"/>
        </table:table-row>
        <table:table-row table:style-name="ro1">
          <table:table-cell office:value-type="string">
            <text:p>LIN_PHP-2</text:p>
          </table:table-cell>
          <table:table-cell office:value-type="float" office:value="30000">
            <text:p>30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4.93105392340781">
            <text:p>4.93</text:p>
          </table:table-cell>
          <table:table-cell office:value-type="float" office:value="0">
            <text:p>0</text:p>
          </table:table-cell>
          <table:table-cell office:value-type="float" office:value="215.211122110791">
            <text:p>215.21</text:p>
          </table:table-cell>
          <table:table-cell office:value-type="float" office:value="486.957197197951">
            <text:p>486.96</text:p>
          </table:table-cell>
          <table:table-cell office:value-type="float" office:value="2317">
            <text:p>2317</text:p>
          </table:table-cell>
          <table:table-cell table:number-columns-repeated="246"/>
        </table:table-row>
        <table:table-row table:style-name="ro1">
          <table:table-cell office:value-type="string">
            <text:p>LIN_LISP-3</text:p>
          </table:table-cell>
          <table:table-cell office:value-type="float" office:value="30000">
            <text:p>3000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21653">
            <text:p>21653</text:p>
          </table:table-cell>
          <table:table-cell office:value-type="float" office:value="348.182335602764">
            <text:p>348.18</text:p>
          </table:table-cell>
          <table:table-cell office:value-type="float" office:value="0">
            <text:p>0</text:p>
          </table:table-cell>
          <table:table-cell office:value-type="float" office:value="98.1431319436266">
            <text:p>98.14</text:p>
          </table:table-cell>
          <table:table-cell office:value-type="float" office:value="786.678541985632">
            <text:p>786.68</text:p>
          </table:table-cell>
          <table:table-cell office:value-type="float" office:value="8208">
            <text:p>8208</text:p>
          </table:table-cell>
          <table:table-cell table:number-columns-repeated="246"/>
        </table:table-row>
        <table:table-row table:style-name="ro1">
          <table:table-cell office:value-type="string">
            <text:p>LIN_JRUBY-4</text:p>
          </table:table-cell>
          <table:table-cell office:value-type="float" office:value="30000">
            <text:p>3000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811">
            <text:p>1811</text:p>
          </table:table-cell>
          <table:table-cell office:value-type="float" office:value="74.3074960432137">
            <text:p>74.31</text:p>
          </table:table-cell>
          <table:table-cell office:value-type="float" office:value="0">
            <text:p>0</text:p>
          </table:table-cell>
          <table:table-cell office:value-type="float" office:value="152.66709413453">
            <text:p>152.67</text:p>
          </table:table-cell>
          <table:table-cell office:value-type="float" office:value="916.449831684529">
            <text:p>916.45</text:p>
          </table:table-cell>
          <table:table-cell office:value-type="float" office:value="6147">
            <text:p>6147</text:p>
          </table:table-cell>
          <table:table-cell table:number-columns-repeated="246"/>
        </table:table-row>
        <table:table-row table:style-name="ro1">
          <table:table-cell office:value-type="string">
            <text:p>LIN_BOTLIST-5</text:p>
          </table:table-cell>
          <table:table-cell office:value-type="float" office:value="30000">
            <text:p>30000</text:p>
          </table:table-cell>
          <table:table-cell office:value-type="float" office:value="195">
            <text:p>195</text:p>
          </table:table-cell>
          <table:table-cell office:value-type="float" office:value="8">
            <text:p>8</text:p>
          </table:table-cell>
          <table:table-cell office:value-type="float" office:value="5203">
            <text:p>5203</text:p>
          </table:table-cell>
          <table:table-cell office:value-type="float" office:value="156.653422203109">
            <text:p>156.65</text:p>
          </table:table-cell>
          <table:table-cell office:value-type="float" office:value="0">
            <text:p>0</text:p>
          </table:table-cell>
          <table:table-cell office:value-type="float" office:value="71.0784255654881">
            <text:p>71.08</text:p>
          </table:table-cell>
          <table:table-cell office:value-type="float" office:value="4080.69293024363">
            <text:p>4080.69</text:p>
          </table:table-cell>
          <table:table-cell office:value-type="float" office:value="58789">
            <text:p>58789</text:p>
          </table:table-cell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9">08/09/2008</text:date>, <text:time>21:5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erlin Brown</dc:creator>
    <dc:date>2008-08-09T21:54:43</dc:date>
    <meta:editing-cycles>4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1" meta:cell-count="170"/>
  </office:meta>
</office:document-meta>
</file>